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1900000019AE0F9E29.png" manifest:media-type=""/>
  <manifest:file-entry manifest:full-path="Pictures/1000B81100006589000091A2DFD292EC.svg" manifest:media-type=""/>
  <manifest:file-entry manifest:full-path="Pictures/1000020100000775000002C707B7A9CE.png" manifest:media-type=""/>
  <manifest:file-entry manifest:full-path="Pictures/10000000000002600000015801793D0F.png" manifest:media-type=""/>
  <manifest:file-entry manifest:full-path="Pictures/10000000000001E60000017BE8186758.png" manifest:media-type=""/>
  <manifest:file-entry manifest:full-path="Pictures/10008DBA00006D1300004178B4277309.sv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2010000024E0000034F4CEAEC12.png" manifest:media-type=""/>
  <manifest:file-entry manifest:full-path="Pictures/100002010000024D0000024DED9743C3.png" manifest:media-type=""/>
  <manifest:file-entry manifest:full-path="Pictures/100002010000039100000224FD6A49B7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Pictures/100000000000038A0000016C44296EF7.png" manifest:media-type=""/>
  <manifest:file-entry manifest:full-path="Pictures/100002010000024D0000024D31EC6AA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02010000024E0000034F4CEAEC12.png" xlink:type="simple" xlink:show="embed" xlink:actuate="onLoad"/>
          <draw:image xlink:href="Pictures/1000B81100006589000091A2DFD292EC.svg" xlink:type="simple" xlink:show="embed" xlink:actuate="onLoad">
            <text:p/>
          </draw:image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draw:frame draw:style-name="gr5" draw:layer="layout" svg:width="9.652cm" svg:height="1.043cm" svg:x="2.594cm" svg:y="3.556cm">
          <draw:text-box>
            <text:p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13.97cm" svg:height="8.382cm" svg:x="12.954cm" svg:y="10.1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39100000224FD6A49B7.png" xlink:type="simple" xlink:show="embed" xlink:actuate="onLoad"/>
          <draw:image xlink:href="Pictures/10008DBA00006D1300004178B4277309.sv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draw:frame draw:style-name="gr5" draw:text-style-name="P2" draw:layer="layout" svg:width="9.652cm" svg:height="1.043cm" svg:x="17.272cm" svg:y="8.863cm">
          <draw:text-box>
            <text:p text:style-name="P2"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6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6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6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5:29:00.984202265</dc:date>
    <meta:editing-duration>PT1H35M27S</meta:editing-duration>
    <meta:editing-cycles>73</meta:editing-cycles>
    <meta:generator>LibreOffice/4.1.5.3$Linux_X86_64 LibreOffice_project/410m0$Build-3</meta:generator>
    <meta:document-statistic meta:object-count="95"/>
  </office:meta>
</office:document-meta>
</file>